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1a4e" officeooo:paragraph-rsid="00181a4e"/>
    </style:style>
    <style:style style:name="P2" style:family="paragraph" style:parent-style-name="Standard">
      <style:text-properties officeooo:rsid="001a85b9" officeooo:paragraph-rsid="001a85b9"/>
    </style:style>
    <style:style style:name="P3" style:family="paragraph" style:parent-style-name="Standard">
      <style:text-properties officeooo:rsid="001ba6ab" officeooo:paragraph-rsid="001ba6ab"/>
    </style:style>
    <style:style style:name="P4" style:family="paragraph" style:parent-style-name="Standard">
      <style:text-properties fo:font-weight="bold" officeooo:rsid="001d8457" officeooo:paragraph-rsid="001d8457" style:font-weight-asian="bold" style:font-weight-complex="bold"/>
    </style:style>
    <style:style style:name="P5" style:family="paragraph" style:parent-style-name="Standard">
      <style:text-properties fo:font-weight="bold" officeooo:rsid="001ffa82" officeooo:paragraph-rsid="001ffa82" style:font-weight-asian="bold" style:font-weight-complex="bold"/>
    </style:style>
    <style:style style:name="P6" style:family="paragraph" style:parent-style-name="Standard">
      <style:text-properties fo:font-weight="bold" officeooo:rsid="001ba6ab" officeooo:paragraph-rsid="001ba6ab" style:font-weight-asian="bold" style:font-weight-complex="bold"/>
    </style:style>
    <style:style style:name="P7" style:family="paragraph" style:parent-style-name="Standard">
      <style:text-properties fo:font-weight="bold" officeooo:rsid="00716c93" officeooo:paragraph-rsid="00716c93" style:font-weight-asian="bold" style:font-weight-complex="bold"/>
    </style:style>
    <style:style style:name="P8" style:family="paragraph" style:parent-style-name="Standard">
      <style:text-properties fo:font-weight="bold" officeooo:rsid="0081f389" officeooo:paragraph-rsid="0081f389" style:font-weight-asian="bold" style:font-weight-complex="bold"/>
    </style:style>
    <style:style style:name="P9" style:family="paragraph" style:parent-style-name="Standard">
      <style:text-properties fo:font-weight="normal" officeooo:rsid="001ffa82" officeooo:paragraph-rsid="001ffa82" style:font-weight-asian="normal" style:font-weight-complex="normal"/>
    </style:style>
    <style:style style:name="P10" style:family="paragraph" style:parent-style-name="Standard">
      <style:text-properties fo:font-weight="normal" officeooo:rsid="001ffa82" officeooo:paragraph-rsid="0049718c" style:font-weight-asian="normal" style:font-weight-complex="normal"/>
    </style:style>
    <style:style style:name="P11" style:family="paragraph" style:parent-style-name="Standard">
      <style:text-properties fo:font-weight="normal" officeooo:rsid="001ffa82" officeooo:paragraph-rsid="00e36988" style:font-weight-asian="normal" style:font-weight-complex="normal"/>
    </style:style>
    <style:style style:name="P12" style:family="paragraph" style:parent-style-name="Standard">
      <style:text-properties fo:font-weight="normal" officeooo:rsid="001ffa82" officeooo:paragraph-rsid="00e4fe66" style:font-weight-asian="normal" style:font-weight-complex="normal"/>
    </style:style>
    <style:style style:name="P13" style:family="paragraph" style:parent-style-name="Standard">
      <style:text-properties fo:font-weight="normal" officeooo:rsid="001ffa82" officeooo:paragraph-rsid="00e742b2" style:font-weight-asian="normal" style:font-weight-complex="normal"/>
    </style:style>
    <style:style style:name="P14" style:family="paragraph" style:parent-style-name="Standard">
      <style:text-properties fo:font-weight="normal" officeooo:rsid="001d8457" officeooo:paragraph-rsid="002ae1d7" style:font-weight-asian="normal" style:font-weight-complex="normal"/>
    </style:style>
    <style:style style:name="P15" style:family="paragraph" style:parent-style-name="Standard">
      <style:text-properties fo:font-weight="normal" officeooo:rsid="0042016a" officeooo:paragraph-rsid="0042016a" style:font-weight-asian="normal" style:font-weight-complex="normal"/>
    </style:style>
    <style:style style:name="P16" style:family="paragraph" style:parent-style-name="Standard">
      <style:text-properties fo:font-weight="normal" officeooo:rsid="0044bab8" officeooo:paragraph-rsid="0044bab8" style:font-weight-asian="normal" style:font-weight-complex="normal"/>
    </style:style>
    <style:style style:name="P17" style:family="paragraph" style:parent-style-name="Standard">
      <style:text-properties fo:font-weight="normal" officeooo:rsid="0049718c" officeooo:paragraph-rsid="0049718c" style:font-weight-asian="normal" style:font-weight-complex="normal"/>
    </style:style>
    <style:style style:name="P18" style:family="paragraph" style:parent-style-name="Standard">
      <style:text-properties fo:font-weight="normal" officeooo:rsid="00528a5d" officeooo:paragraph-rsid="00e742b2" style:font-weight-asian="normal" style:font-weight-complex="normal"/>
    </style:style>
    <style:style style:name="P19" style:family="paragraph" style:parent-style-name="Standard">
      <style:text-properties fo:font-weight="normal" officeooo:rsid="00556762" officeooo:paragraph-rsid="00556762" style:font-weight-asian="normal" style:font-weight-complex="normal"/>
    </style:style>
    <style:style style:name="P20" style:family="paragraph" style:parent-style-name="Standard">
      <style:text-properties fo:font-weight="normal" officeooo:rsid="005b5741" officeooo:paragraph-rsid="00eb76d8" style:font-weight-asian="normal" style:font-weight-complex="normal"/>
    </style:style>
    <style:style style:name="P21" style:family="paragraph" style:parent-style-name="Standard">
      <style:text-properties fo:font-weight="normal" officeooo:rsid="00651873" officeooo:paragraph-rsid="00651873" style:font-weight-asian="normal" style:font-weight-complex="normal"/>
    </style:style>
    <style:style style:name="P22" style:family="paragraph" style:parent-style-name="Standard">
      <style:text-properties fo:font-weight="normal" officeooo:rsid="00691081" officeooo:paragraph-rsid="00691081" style:font-weight-asian="normal" style:font-weight-complex="normal"/>
    </style:style>
    <style:style style:name="P23" style:family="paragraph" style:parent-style-name="Standard">
      <style:text-properties fo:font-weight="normal" officeooo:rsid="006a96a6" officeooo:paragraph-rsid="00e5aca1" style:font-weight-asian="normal" style:font-weight-complex="normal"/>
    </style:style>
    <style:style style:name="P24" style:family="paragraph" style:parent-style-name="Standard">
      <style:text-properties fo:font-weight="normal" officeooo:rsid="007b6503" officeooo:paragraph-rsid="007b6503" style:font-weight-asian="normal" style:font-weight-complex="normal"/>
    </style:style>
    <style:style style:name="P25" style:family="paragraph" style:parent-style-name="Standard">
      <style:text-properties fo:font-weight="normal" officeooo:rsid="00862491" officeooo:paragraph-rsid="00a13805" style:font-weight-asian="normal" style:font-weight-complex="normal"/>
    </style:style>
    <style:style style:name="P26" style:family="paragraph" style:parent-style-name="Standard">
      <style:text-properties fo:font-weight="normal" officeooo:rsid="009f6409" officeooo:paragraph-rsid="009f6409" style:font-weight-asian="normal" style:font-weight-complex="normal"/>
    </style:style>
    <style:style style:name="P27" style:family="paragraph" style:parent-style-name="Standard">
      <style:text-properties fo:font-weight="normal" officeooo:rsid="00a396c4" officeooo:paragraph-rsid="00a396c4" style:font-weight-asian="normal" style:font-weight-complex="normal"/>
    </style:style>
    <style:style style:name="P28" style:family="paragraph" style:parent-style-name="Standard">
      <style:text-properties fo:font-weight="normal" officeooo:rsid="00a96fb1" officeooo:paragraph-rsid="00a96fb1" style:font-weight-asian="normal" style:font-weight-complex="normal"/>
    </style:style>
    <style:style style:name="P29" style:family="paragraph" style:parent-style-name="Standard">
      <style:text-properties fo:font-weight="normal" officeooo:rsid="00c22a57" officeooo:paragraph-rsid="00c22a57" style:font-weight-asian="normal" style:font-weight-complex="normal"/>
    </style:style>
    <style:style style:name="P30" style:family="paragraph" style:parent-style-name="Standard">
      <style:text-properties officeooo:rsid="00b22727" officeooo:paragraph-rsid="00b45f2e"/>
    </style:style>
    <style:style style:name="P31" style:family="paragraph" style:parent-style-name="Standard">
      <style:text-properties officeooo:rsid="00d84696" officeooo:paragraph-rsid="00d84696"/>
    </style:style>
    <style:style style:name="P32" style:family="paragraph" style:parent-style-name="Standard">
      <style:text-properties officeooo:rsid="00ef4cd0" officeooo:paragraph-rsid="00ef4cd0"/>
    </style:style>
    <style:style style:name="P33" style:family="paragraph" style:parent-style-name="Standard">
      <style:text-properties officeooo:rsid="00ef4cd0" officeooo:paragraph-rsid="00efa3a1"/>
    </style:style>
    <style:style style:name="P34" style:family="paragraph" style:parent-style-name="Standard">
      <style:text-properties officeooo:rsid="00f12bb5" officeooo:paragraph-rsid="00f12bb5"/>
    </style:style>
    <style:style style:name="P35" style:family="paragraph" style:parent-style-name="Standard">
      <style:text-properties officeooo:rsid="00f2077d" officeooo:paragraph-rsid="00f2077d"/>
    </style:style>
    <style:style style:name="P36" style:family="paragraph" style:parent-style-name="Text_20_body">
      <style:paragraph-properties fo:text-align="end" style:justify-single-word="false"/>
      <style:text-properties officeooo:paragraph-rsid="00ef37e9"/>
    </style:style>
    <style:style style:name="T1" style:family="text">
      <style:text-properties officeooo:rsid="001a30b0"/>
    </style:style>
    <style:style style:name="T2" style:family="text">
      <style:text-properties officeooo:rsid="001ba6ab"/>
    </style:style>
    <style:style style:name="T3" style:family="text">
      <style:text-properties officeooo:rsid="001ffa82"/>
    </style:style>
    <style:style style:name="T4" style:family="text">
      <style:text-properties officeooo:rsid="00295794"/>
    </style:style>
    <style:style style:name="T5" style:family="text">
      <style:text-properties officeooo:rsid="002c3a21"/>
    </style:style>
    <style:style style:name="T6" style:family="text">
      <style:text-properties officeooo:rsid="00366215"/>
    </style:style>
    <style:style style:name="T7" style:family="text">
      <style:text-properties officeooo:rsid="004133be"/>
    </style:style>
    <style:style style:name="T8" style:family="text">
      <style:text-properties officeooo:rsid="00435707"/>
    </style:style>
    <style:style style:name="T9" style:family="text">
      <style:text-properties officeooo:rsid="0045e8b1"/>
    </style:style>
    <style:style style:name="T10" style:family="text">
      <style:text-properties officeooo:rsid="00476635"/>
    </style:style>
    <style:style style:name="T11" style:family="text">
      <style:text-properties officeooo:rsid="0050e7a0"/>
    </style:style>
    <style:style style:name="T12" style:family="text">
      <style:text-properties officeooo:rsid="005395b6"/>
    </style:style>
    <style:style style:name="T13" style:family="text">
      <style:text-properties officeooo:rsid="00572225"/>
    </style:style>
    <style:style style:name="T14" style:family="text">
      <style:text-properties officeooo:rsid="005c4881"/>
    </style:style>
    <style:style style:name="T15" style:family="text">
      <style:text-properties officeooo:rsid="00655929"/>
    </style:style>
    <style:style style:name="T16" style:family="text">
      <style:text-properties officeooo:rsid="0069d1aa"/>
    </style:style>
    <style:style style:name="T17" style:family="text">
      <style:text-properties officeooo:rsid="006a0cb7"/>
    </style:style>
    <style:style style:name="T18" style:family="text">
      <style:text-properties officeooo:rsid="006d9e9e"/>
    </style:style>
    <style:style style:name="T19" style:family="text">
      <style:text-properties officeooo:rsid="007ce237"/>
    </style:style>
    <style:style style:name="T20" style:family="text">
      <style:text-properties fo:font-weight="normal" style:font-weight-asian="normal" style:font-weight-complex="normal"/>
    </style:style>
    <style:style style:name="T21" style:family="text">
      <style:text-properties fo:font-weight="normal" officeooo:rsid="00295794" style:font-weight-asian="normal" style:font-weight-complex="normal"/>
    </style:style>
    <style:style style:name="T22" style:family="text">
      <style:text-properties fo:font-weight="normal" officeooo:rsid="00b3d4b7" style:font-weight-asian="normal" style:font-weight-complex="normal"/>
    </style:style>
    <style:style style:name="T23" style:family="text">
      <style:text-properties fo:font-weight="normal" officeooo:rsid="00b45f2e" style:font-weight-asian="normal" style:font-weight-complex="normal"/>
    </style:style>
    <style:style style:name="T24" style:family="text">
      <style:text-properties fo:font-weight="normal" officeooo:rsid="00b6397f" style:font-weight-asian="normal" style:font-weight-complex="normal"/>
    </style:style>
    <style:style style:name="T25" style:family="text">
      <style:text-properties fo:font-weight="normal" officeooo:rsid="00b6ec49" style:font-weight-asian="normal" style:font-weight-complex="normal"/>
    </style:style>
    <style:style style:name="T26" style:family="text">
      <style:text-properties fo:font-weight="normal" officeooo:rsid="00bc055c" style:font-weight-asian="normal" style:font-weight-complex="normal"/>
    </style:style>
    <style:style style:name="T27" style:family="text">
      <style:text-properties fo:font-weight="normal" officeooo:rsid="00bc8422" style:font-weight-asian="normal" style:font-weight-complex="normal"/>
    </style:style>
    <style:style style:name="T28" style:family="text">
      <style:text-properties officeooo:rsid="00865d2c"/>
    </style:style>
    <style:style style:name="T29" style:family="text">
      <style:text-properties officeooo:rsid="0087b7eb"/>
    </style:style>
    <style:style style:name="T30" style:family="text">
      <style:text-properties officeooo:rsid="00912103"/>
    </style:style>
    <style:style style:name="T31" style:family="text">
      <style:text-properties officeooo:rsid="00914bbd"/>
    </style:style>
    <style:style style:name="T32" style:family="text">
      <style:text-properties officeooo:rsid="0092ace9"/>
    </style:style>
    <style:style style:name="T33" style:family="text">
      <style:text-properties officeooo:rsid="00a10209"/>
    </style:style>
    <style:style style:name="T34" style:family="text">
      <style:text-properties officeooo:rsid="00ab24b5"/>
    </style:style>
    <style:style style:name="T35" style:family="text">
      <style:text-properties officeooo:rsid="00c23f99"/>
    </style:style>
    <style:style style:name="T36" style:family="text">
      <style:text-properties officeooo:rsid="00cd8361"/>
    </style:style>
    <style:style style:name="T37" style:family="text">
      <style:text-properties officeooo:rsid="00cf6350"/>
    </style:style>
    <style:style style:name="T38" style:family="text">
      <style:text-properties officeooo:rsid="00d1affc"/>
    </style:style>
    <style:style style:name="T39" style:family="text">
      <style:text-properties officeooo:rsid="00d3c03f"/>
    </style:style>
    <style:style style:name="T40" style:family="text">
      <style:text-properties officeooo:rsid="00da44ef"/>
    </style:style>
    <style:style style:name="T41" style:family="text">
      <style:text-properties officeooo:rsid="00e89f44"/>
    </style:style>
    <style:style style:name="T42" style:family="text">
      <style:text-properties officeooo:rsid="00ee0121"/>
    </style:style>
    <style:style style:name="T43" style:family="text">
      <style:text-properties officeooo:rsid="00ef37e9"/>
    </style:style>
    <style:style style:name="T44" style:family="text">
      <style:text-properties officeooo:rsid="00f2971c"/>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3">C</text:span>onvention de mise à disposition gracieuse de prototype</text:p>
      <text:p text:style-name="P1"/>
      <text:h text:style-name="Heading_20_2" text:outline-level="2">Préambule </text:h>
      <text:p text:style-name="P1">La présente convention a pour objet de régir <text:span text:style-name="T1">la mise à disposition à titre gracieux par la société Marcel (société en création) d'un prototype de robot aux étudiants bénéficiaires désignés ci-dessous :</text:span></text:p>
      <text:p text:style-name="P1">- <text:span text:style-name="T2">étudiant 1</text:span></text:p>
      <text:p text:style-name="P1">- <text:span text:style-name="T2">étudiant 2</text:span></text:p>
      <text:p text:style-name="P2">Il est entendu que les bénéficiaires font usage du robot dans le strict respect des <text:span text:style-name="T2">conditions fixées aux articles suivants de la présente convention</text:span> <text:span text:style-name="T2">et sous la responsabilité du tuteur désigné ci-dessous :</text:span></text:p>
      <text:p text:style-name="P3">- Pierre ANDRY, Maître de Conférence à l'Université de Cergy-Pontoise, département des Sciences Informatiques</text:p>
      <text:p text:style-name="P6"/>
      <text:h text:style-name="Heading_20_2" text:outline-level="2">Article 1 : <text:span text:style-name="T3">Désignation du matériel mis à disposition</text:span></text:h>
      <text:p text:style-name="P8"><text:span text:style-name="T20">La société Marcel met à disposition, sans contrepartie financière, u</text:span><text:span text:style-name="T21">n robot « Marcel » composé :</text:span></text:p>
      <text:p text:style-name="P14"><text:span text:style-name="T39"><text:tab/>- d'une base roulante,</text:span></text:p>
      <text:p text:style-name="P14"><text:tab/>- <text:span text:style-name="T39">de 4 batteries NiMh 7,2V</text:span></text:p>
      <text:p text:style-name="P14"><text:span text:style-name="T4"><text:tab/>- d'une carte Raspberry Pi</text:span></text:p>
      <text:p text:style-name="P14"><text:span text:style-name="T4"><text:tab/>- d'une carte FPGA DE0-Nano</text:span></text:p>
      <text:p text:style-name="P14"><text:tab/>- <text:span text:style-name="T5">de 5 capteurs Ultrasons</text:span></text:p>
      <text:p text:style-name="P14"><text:tab/>- <text:span text:style-name="T38">d'un chargeur de batteries NiMh avec son alimentation et son câblage</text:span></text:p>
      <text:p text:style-name="P4"/>
      <text:h text:style-name="Heading_20_2" text:outline-level="2">Article 2 : Responsabilité des bénéficiaires</text:h>
      <text:p text:style-name="P18">Préalablement à la livraison du prototype, les bénéficiaires doivent participer à une réunion technique durant laquelle la société Marcel leur expose les conditions spécifiques et détaillées d'utilisation du prototype. <text:span text:style-name="T12">A cette occasion, les bénéficiaires déclarent avoir reçu l'ensemble des informations nécessaires au bon usage du prototype.</text:span></text:p>
      <text:p text:style-name="P13"><text:span text:style-name="T7">Toute modification matérielle ou logicielle apportée au prototype devra faire l'objet :</text:span></text:p>
      <text:p text:style-name="P11"><text:span text:style-name="T6">- d'un accord préalable par la société Marcel</text:span></text:p>
      <text:p text:style-name="P11"><text:span text:style-name="T6">- d'une documentation complète par les bénéficiaires sur le dépôt de sources de la société Marcel.</text:span></text:p>
      <text:p text:style-name="P15">Les bénéficiaires s'engagent à ce que le prototype ne quitte pas les locaux du département informatique de l'Université de Cergy-Pontoise, <text:span text:style-name="T8">sauf autorisation écrite de la société Marcel. </text:span></text:p>
      <text:p text:style-name="P16">Les bénéficiaires maintiennent <text:span text:style-name="T10">à tout moment </text:span>le prototype à disposition de la société Marcel pour toute réparation, démonstration ou <text:span text:style-name="T9">modification</text:span> de celui-ci.</text:p>
      <text:p text:style-name="P23">Les bénéficiaires peuvent faire un usage libre de l'ensemble des ressources logicielles, matérielles et graphiques associées au prototype, mais ils ne peuvent pas communiquer publiquement au nom de la société Marcel. </text:p>
      <text:p text:style-name="P17">Dans le cadre de l'utilisation du prototype, les bénéficiaires s'engagent à <text:span text:style-name="T11">en</text:span> fournir une documentation et à remonter les informations d'utilisation (bugs, commentaires, remarques).</text:p>
      <text:p text:style-name="P12"><text:span text:style-name="T7">À l'issue de la période de mise à disposition, les bénéficiaires s'engagent à restituer le matériel décrit </text:span><text:soft-page-break/><text:span text:style-name="T7">dans l'article 1 dans son état d'origine et dans sa totalité. </text:span></text:p>
      <text:p text:style-name="P10"/>
      <text:h text:style-name="Heading_20_2" text:outline-level="2">Article 3 : Responsabilité du tuteur</text:h>
      <text:p text:style-name="P19">Le tuteur assure le respect de <text:span text:style-name="T41">la présente convention</text:span> par les bénéficiaires. En cas de violation de la présente convention, il informe immédiatement la société Marcel <text:span text:style-name="T13">par voie écrite ou électronique. </text:span></text:p>
      <text:p text:style-name="P20">Le tuteur assure un encadrement <text:span text:style-name="T14">pédagogique permanent des bénéficiaires. Au démarrage du projet étudiant des bénéficiaires, le tuteur transmet à la société Marcel un document écrit explicitant les objectifs pédagogiques et les contraintes techniques du dit projet. </text:span></text:p>
      <text:p text:style-name="P20"><text:span text:style-name="T14">La société Marcel ne pourra pas être tenue pour responsable de l’inexécution de l'objectif associé au projet étudiant des bénéficiaires. </text:span></text:p>
      <text:p text:style-name="P21">Le tuteur <text:span text:style-name="T15">ne fait pas partie des bénéficiaires. Il ne peut par conséquent s'accaparer l'usage du prototype, à l'exclusion des cas où les étudiants bénéficiaires demandent explicitement une assistance.</text:span></text:p>
      <text:p text:style-name="P22">Le tuteur informe la société Marcel de la tenue de tout jalon, réunion, soutenance, <text:span text:style-name="T17">démonstration</text:span> <text:span text:style-name="T16">ou évaluation impliquant le prototype. </text:span></text:p>
      <text:p text:style-name="P7"/>
      <text:h text:style-name="Heading_20_2" text:outline-level="2">Article 4 : Responsabilité de la société Marcel</text:h>
      <text:p text:style-name="P9"><text:span text:style-name="T18">La société Marcel fournit, pendant toute la durée de la présente convention, un prototype de robot « Marcel » ou à défaut un exemplaire de remplacement équivalent. Le prototype est mis à disposition sans aucune garantie fonctionnelle. La société Marcel ne saurait ainsi être tenue pour responsable du mauvais fonctionnement du prototype.</text:span></text:p>
      <text:p text:style-name="P24">Durant la pré<text:span text:style-name="T19">sente convention, la société Marcel ouvre un accès en lecture et écriture à ses dépôts de sources logicielles. </text:span></text:p>
      <text:p text:style-name="P9"/>
      <text:h text:style-name="Heading_20_2" text:outline-level="2">Article 5 : Co-développement</text:h>
      <text:p text:style-name="P25"><text:span text:style-name="T30">Dans l'objectif d'un co-développement d'un second prototype,</text:span> <text:span text:style-name="T28">le tuteur s'engage à passer commande au nom de l'Université de Cergy-Pontoise, des pièces détachées nécessaires à la réalisation d'un second robot. </text:span></text:p>
      <text:p text:style-name="P25"><text:span text:style-name="T28">D</text:span>urant la <text:span text:style-name="T29">période</text:span> de mise à disposition du <text:span text:style-name="T31">premier </text:span>prototype, <text:span text:style-name="T32">la société Marcel assure la conception et l'assemblage de ce second prototype à partir des pièces fournies par le tuteur. La liste des pièces en question est fournie par la société Marcel et validée par le tuteur. Les deux parties doivent convenir d'une date limite de réception de ces pièces. La société Marcel se réserve le droit de mettre fin au présent contrat de manière anticipée et unilatérale en l'absence d'un accord explicite sur cette liste, ou en cas de dépassement de la date limite de réception. <text:s/></text:span></text:p>
      <text:p text:style-name="P26">Dans le cadre de ce co-développement, les bénéficiaires peuvent être amenés à participer à l'assemblage et le <text:span text:style-name="T37">développement</text:span> du second prototype, <text:span text:style-name="T33">auquel cas, ils doivent strictement respecter les directives de la société Marcel qui est seul donneur d'ordre pour la fabrication du prototype en question. </text:span></text:p>
      <text:p text:style-name="P27">A l'issue de la présente convention, la société Marcel livre le second prototype sans aucune garantie fonctionnelle. </text:p>
      <text:p text:style-name="P9"/>
      <text:h text:style-name="Heading_20_2" text:outline-level="2">Article 5 : Durée</text:h>
      <text:p text:style-name="P28">La mise à disposition à titre gracieux débute <text:span text:style-name="T34">le 05 octobre 2016 et se termine le 30 juin 2017. </text:span></text:p>
      <text:p text:style-name="P5"/>
      <text:h text:style-name="Heading_20_2" text:outline-level="2"><text:soft-page-break/>Article 6 : Rupture anticipée</text:h>
      <text:p text:style-name="P29">En cas de non-respect d'un des articles de la présente convention, <text:span text:style-name="T36">et à l'exclusion de toute autre situation</text:span>, <text:span text:style-name="T35">toute partie peut demander, par écrit, la rupture anticipée de la mise à disposition. Dans ce cas de figure, le prototype est immédiatement restitué à la société Marcel dans son état d'origine avec ses accessoires. Le tuteur récupère alors de droit l'ensemble des pièces détachées nécessaires à la conception du second prototype. </text:span></text:p>
      <text:p text:style-name="P5"/>
      <text:h text:style-name="Heading_20_2" text:outline-level="2">Article 7 : Droit de préemption</text:h>
      <text:p text:style-name="P30"><text:span text:style-name="T20">Durant toute la période </text:span><text:span text:style-name="T24">d’exécution</text:span><text:span text:style-name="T20"> de la présente convention, la société Marcel se réserve le droit de </text:span><text:span text:style-name="T22">prélever le prototype pour toute modification, </text:span><text:span text:style-name="T23">réparation</text:span><text:span text:style-name="T22"> </text:span><text:span text:style-name="T23">ou</text:span><text:span text:style-name="T22"> démonstration publique. </text:span><text:span text:style-name="T24">Dans ce cas, la société Marcel prévient les bénéficiaires et le tuteur par </text:span><text:span text:style-name="T25">écrit ou par oral, </text:span><text:span text:style-name="T26">au moins </text:span><text:span text:style-name="T27">5 jours ouvrés avant la date de prélèvement.</text:span></text:p>
      <text:p text:style-name="P1"/>
      <text:h text:style-name="Heading_20_2" text:outline-level="2">Article 8 : Amendements</text:h>
      <text:p text:style-name="P31">A tout moment, la présente convention peut être modifiée <text:span text:style-name="T40">avec l'accord écrit </text:span>de toute<text:span text:style-name="T40">s les</text:span> partie<text:span text:style-name="T40">s. Une nouvelle version de la convention est alors signée et adoptée par toutes les parties. Cette version remplace alors la présente convention jusqu'à la fin de la durée stipulée à l'article 5.</text:span></text:p>
      <text:p text:style-name="P31"/>
      <text:p text:style-name="P31"/>
      <text:p text:style-name="P31"/>
      <text:p text:style-name="P35">Fait en quatre exemplaires à Pontoise, le 0<text:span text:style-name="T44">5</text:span>/10/16,</text:p>
      <text:p text:style-name="P31"/>
      <text:p text:style-name="P31"/>
      <text:p text:style-name="P31"><text:tab/></text:p>
      <text:section text:style-name="Sect1" text:name="Section1">
        <text:p text:style-name="P32">Pour la société Marcel,</text:p>
        <text:p text:style-name="P33">Laurent FIACK, </text:p>
        <text:p text:style-name="P33">Président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Les bénéficiaires ,</text:p>
        <text:p text:style-name="P34">etudiant 1</text:p>
        <text:p text:style-name="P34"/>
        <text:p text:style-name="P34"/>
        <text:p text:style-name="P34"/>
        <text:p text:style-name="P34"/>
        <text:p text:style-name="P34"/>
        <text:p text:style-name="P34">étudiant 2</text:p>
        <text:p text:style-name="P34"/>
        <text:p text:style-name="P34"/>
        <text:p text:style-name="P34"/>
        <text:p text:style-name="P34"/>
        <text:p text:style-name="P34"/>
        <text:p text:style-name="P34">Le tuteur</text:p>
        <text:p text:style-name="P34">Pierre ANDRY,</text:p>
        <text:p text:style-name="P34"/>
        <text:p text:style-name="P33"/>
        <text:p text:style-name="P33"/>
        <text:p text:style-name="P33"/>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officeooo:paragraph-rsid="00ef37e9"/>
    </style:style>
    <style:style style:name="MT1" style:family="text">
      <style:text-properties officeooo:rsid="00ee012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Marcel – <text:span text:style-name="MT1">société </text:span>en création <text:span text:style-name="MT1">au capital de 1000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4:43:03.439416214</meta:creation-date>
    <meta:generator>LibreOffice/4.2.8.2$Linux_X86_64 LibreOffice_project/420m0$Build-2</meta:generator>
    <dc:date>2016-10-03T16:41:12.483916361</dc:date>
    <meta:editing-duration>PT1H54M59S</meta:editing-duration>
    <meta:editing-cycles>213</meta:editing-cycles>
    <meta:document-statistic meta:table-count="0" meta:image-count="0" meta:object-count="0" meta:page-count="3" meta:paragraph-count="58" meta:word-count="1035" meta:character-count="6670" meta:non-whitespace-character-count="5666"/>
  </office:meta>
</office:document-meta>
</file>